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B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B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6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88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867a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d8d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d8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b88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1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2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style:font-name="Verdana" fo:font-size="9pt" style:text-underline-style="none" style:font-size-asian="9pt" style:font-size-complex="9pt"/>
    </style:style>
    <style:style style:name="T15" style:family="text">
      <style:text-properties officeooo:rsid="00053239"/>
    </style:style>
    <style:style style:name="T16" style:family="text">
      <style:text-properties officeooo:rsid="000689a4"/>
    </style:style>
    <style:style style:name="T17" style:family="text">
      <style:text-properties officeooo:rsid="00131ee9"/>
    </style:style>
    <style:style style:name="T18" style:family="text">
      <style:text-properties officeooo:rsid="0014357a"/>
    </style:style>
    <style:style style:name="T19" style:family="text">
      <style:text-properties officeooo:rsid="00183096"/>
    </style:style>
    <style:style style:name="T20" style:family="text">
      <style:text-properties officeooo:rsid="001c4520"/>
    </style:style>
    <style:style style:name="T21" style:family="text">
      <style:text-properties officeooo:rsid="001fb61b"/>
    </style:style>
    <style:style style:name="T22" style:family="text">
      <style:text-properties officeooo:rsid="003bd8d8"/>
    </style:style>
    <style:style style:name="T23" style:family="text">
      <style:text-properties officeooo:rsid="00455e96"/>
    </style:style>
    <style:style style:name="T24" style:family="text">
      <style:text-properties fo:color="#cc3300"/>
    </style:style>
    <style:style style:name="T25" style:family="text">
      <style:text-properties fo:color="#cc3300" officeooo:rsid="001fb61b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placeholder text:placeholder-type="text">&lt;setLang('it_IT')&gt;</text:placeholder></text:span><text:span text:style-name="T11"><text:line-break/></text:span><text:text-input text:description="&lt;for each=&quot;contract in wizard_objects(objects, data)&quot;&gt;">loop contracts</text:text-input></text:p>
      <text:p text:style-name="P37"><text:span text:style-name="T8"><text:placeholder text:placeholder-type="text">&lt;reset_counters()&gt;</text:placeholder></text:span></text:p>
      <text:p text:style-name="P37"><text:span text:style-name="T8"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7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6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7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7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7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7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7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7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7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68"/>
      <text:p text:style-name="P22"><text:placeholder text:placeholder-type="text">&lt;if test="contract.has_subcontract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82">Sotto-contratto</text:p>
            </table:table-cell>
            <table:table-cell table:style-name="Tabella2.A2" office:value-type="string">
              <text:p text:style-name="P82">Periodo</text:p>
            </table:table-cell>
            <table:table-cell table:style-name="Tabella2.A2" office:value-type="string">
              <text:p text:style-name="P82">Totale</text:p>
            </table:table-cell>
            <table:table-cell table:style-name="Tabella2.A2" office:value-type="string">
              <text:p text:style-name="P82">Partner</text:p>
            </table:table-cell>
            <table:table-cell table:style-name="Tabella2.A2" office:value-type="string">
              <text:p text:style-name="P82">Dipartimento</text:p>
            </table:table-cell>
            <table:table-cell table:style-name="Tabella2.F2" office:value-type="string">
              <text:p text:style-name="P82">Operazione</text:p>
            </table:table-cell>
          </table:table-row>
        </table:table-header-rows>
        <table:table-row>
          <table:table-cell table:style-name="Tabella2.A5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85"/>
          </table:table-cell>
          <table:table-cell table:style-name="Tabella2.C5" office:value-type="string">
            <text:p text:style-name="P85"/>
          </table:table-cell>
          <table:table-cell table:style-name="Tabella2.D5" office:value-type="string">
            <text:p text:style-name="P85"/>
          </table:table-cell>
          <table:table-cell table:style-name="Tabella2.E5" office:value-type="string">
            <text:p text:style-name="P85"/>
          </table:table-cell>
          <table:table-cell table:style-name="Tabella2.F5" office:value-type="string">
            <text:p text:style-name="P85"/>
          </table:table-cell>
        </table:table-row>
        <table:table-row>
          <table:table-cell table:style-name="Tabella2.A5" office:value-type="string">
            <text:p text:style-name="P46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48"><text:placeholder text:placeholder-type="text">&lt;formatLang(contract.date_start, date=True) if contract.date_start else ""&gt;</text:placeholder></text:p>
            <text:p text:style-name="P48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49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46"><text:placeholder text:placeholder-type="text">&lt;contract.partner_id.name&gt;</text:placeholder></text:p>
          </table:table-cell>
          <table:table-cell table:style-name="Tabella2.E5" office:value-type="string">
            <text:p text:style-name="P46"><text:placeholder text:placeholder-type="text">&lt;subcontract.department_id.name&gt;</text:placeholder></text:p>
          </table:table-cell>
          <table:table-cell table:style-name="Tabella2.F5" office:value-type="string">
            <text:p text:style-name="P46">Op: <text:placeholder text:placeholder-type="text">&lt;subcontract.default_operation&gt;</text:placeholder></text:p>
            <text:p text:style-name="P46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0"><text:text-input text:description="&lt;/for&gt;">end subcontracts</text:text-input></text:p>
          </table:table-cell>
          <table:table-cell table:style-name="Tabella2.B5" office:value-type="string">
            <text:p text:style-name="P85"/>
          </table:table-cell>
          <table:table-cell table:style-name="Tabella2.C5" office:value-type="string">
            <text:p text:style-name="P85"/>
          </table:table-cell>
          <table:table-cell table:style-name="Tabella2.D5" office:value-type="string">
            <text:p text:style-name="P85"/>
          </table:table-cell>
          <table:table-cell table:style-name="Tabella2.E5" office:value-type="string">
            <text:p text:style-name="P85"/>
          </table:table-cell>
          <table:table-cell table:style-name="Tabella2.F5" office:value-type="string">
            <text:p text:style-name="P85"/>
          </table:table-cell>
        </table:table-row>
      </table:table>
      <text:p text:style-name="P22"><text:placeholder text:placeholder-type="text">&lt;/if&gt;</text:placeholder></text:p>
      <text:p text:style-name="P22"/>
      <text:p text:style-name="P22"><text:placeholder text:placeholder-type="text">&lt;if test="contract.location_filtered"&gt;</text:placeholder></text:p>
      <text:p text:style-name="P22"><text:placeholder text:placeholder-type="text">&lt;/if&gt;</text:placeholder></text:p>
      <text:p text:style-name="P72"/>
      <text:p text:style-name="P72"><text:soft-page-break/><text:placeholder text:placeholder-type="text">&lt;if test="not test_part('invoice', data)"&gt;</text:placeholder></text:p>
      <text:p text:style-name="P83"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83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09"><text:placeholder text:placeholder-type="text">&lt;/if&gt;</text:placeholder></text:p>
      <text:p text:style-name="P72"/>
      <text:p text:style-name="P72"><text:placeholder text:placeholder-type="text">&lt;if test="test_part('invoice', data)"&gt;</text:placeholder></text:p>
      <text:p text:style-name="P72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table:number-columns-spanned="4" office:value-type="string">
              <text:p text:style-name="P81"/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1">SEZIONE: RICAVI (<text:span text:style-name="T20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4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4" office:value-type="string">
            <text:p text:style-name="P89">Fatturazioni contratto principale</text:p>
          </table:table-cell>
          <table:table-cell table:style-name="Tabella7.A4" office:value-type="string">
            <text:p text:style-name="P90">Data</text:p>
          </table:table-cell>
          <table:table-cell table:style-name="Tabella7.A4" office:value-type="string">
            <text:p text:style-name="P90">Quantità</text:p>
          </table:table-cell>
          <table:table-cell table:style-name="Tabella7.A3" office:value-type="string">
            <text:p text:style-name="P90">Totale</text:p>
          </table:table-cell>
        </table:table-row>
        <table:table-row>
          <table:table-cell table:style-name="Tabella7.A5" table:number-columns-spanned="4" office:value-type="string">
            <text:p text:style-name="P76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52"><text:placeholder text:placeholder-type="text">&lt;invoice.name&gt;</text:placeholder></text:p>
          </table:table-cell>
          <table:table-cell table:style-name="Tabella7.B14" office:value-type="string">
            <text:p text:style-name="P63"><text:placeholder text:placeholder-type="text">&lt;formatLang(invoice.date, date=True)&gt;</text:placeholder></text:p>
          </table:table-cell>
          <table:table-cell table:style-name="Tabella7.C14" office:value-type="string">
            <text:p text:style-name="P54"><text:s/><text:placeholder text:placeholder-type="text">&lt;formatLang(invoice.unit_amount)&gt;</text:placeholder></text:p>
          </table:table-cell>
          <table:table-cell table:style-name="Tabella7.D14" office:value-type="string">
            <text:p text:style-name="P54"><text:placeholder text:placeholder-type="text">&lt;formatLang(invoice.amount)&gt;</text:placeholder></text:p>
          </table:table-cell>
        </table:table-row>
        <table:table-row>
          <table:table-cell table:style-name="Tabella7.A7" table:number-columns-spanned="4" office:value-type="string">
            <text:p text:style-name="P10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39">TOTALE</text:p>
          </table:table-cell>
          <table:covered-table-cell/>
          <table:covered-table-cell/>
          <table:table-cell table:style-name="Tabella7.D8" office:value-type="string">
            <text:p text:style-name="P58"><text:placeholder text:placeholder-type="text">&lt;formatLang(get_totals('invoice'))&gt;</text:placeholder></text:p>
          </table:table-cell>
        </table:table-row>
        <table:table-row>
          <table:table-cell table:style-name="Tabella7.A9" table:number-columns-spanned="4" office:value-type="string">
            <text:p text:style-name="P76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0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ella7.A11" table:number-columns-spanned="4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2" office:value-type="string">
            <text:p text:style-name="P89">Fatturazioni sotto-contratti</text:p>
          </table:table-cell>
          <table:table-cell table:style-name="Tabella7.A12" office:value-type="string">
            <text:p text:style-name="P90">Data</text:p>
          </table:table-cell>
          <table:table-cell table:style-name="Tabella7.A12" office:value-type="string">
            <text:p text:style-name="P90">Quantità</text:p>
          </table:table-cell>
          <table:table-cell table:style-name="Tabella7.D12" office:value-type="string">
            <text:p text:style-name="P90">Totale</text:p>
          </table:table-cell>
        </table:table-row>
        <table:table-row>
          <table:table-cell table:style-name="Tabella7.A13" table:number-columns-spanned="4" office:value-type="string">
            <text:p text:style-name="P74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61"><text:placeholder text:placeholder-type="text">&lt;subinvoice.name&gt;</text:placeholder></text:p>
          </table:table-cell>
          <table:table-cell table:style-name="Tabella7.B14" office:value-type="string">
            <text:p text:style-name="P63"><text:placeholder text:placeholder-type="text">&lt;formatLang(subinvoice.date, date=True)&gt;</text:placeholder></text:p>
          </table:table-cell>
          <table:table-cell table:style-name="Tabella7.C14" office:value-type="string">
            <text:p text:style-name="P65"><text:s/><text:placeholder text:placeholder-type="text">&lt;formatLang(subinvoice.unit_amount)&gt;</text:placeholder></text:p>
          </table:table-cell>
          <table:table-cell table:style-name="Tabella7.D14" office:value-type="string">
            <text:p text:style-name="P65"><text:placeholder text:placeholder-type="text">&lt;formatLang(subinvoice.amount)&gt;</text:placeholder></text:p>
          </table:table-cell>
        </table:table-row>
        <table:table-row>
          <table:table-cell table:style-name="Tabella7.A15" table:number-columns-spanned="4" office:value-type="string">
            <text:p text:style-name="P10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50">TOTALE</text:p>
          </table:table-cell>
          <table:covered-table-cell/>
          <table:covered-table-cell/>
          <table:table-cell table:style-name="Tabella7.D8" office:value-type="string">
            <text:p text:style-name="P67"><text:placeholder text:placeholder-type="text">&lt;formatLang(get_totals('invoice'))&gt;</text:placeholder></text:p>
          </table:table-cell>
        </table:table-row>
        <table:table-row>
          <table:table-cell table:style-name="Tabella7.A17" table:number-columns-spanned="4" office:value-type="string">
            <text:p text:style-name="P10"><text:text-input text:description="&lt;/for&gt;">end subcontracts</text:text-input></text:p>
          </table:table-cell>
          <table:covered-table-cell/>
          <table:covered-table-cell/>
          <table:covered-table-cell/>
        </table:table-row>
      </table:table>
      <text:p text:style-name="P100"><text:placeholder text:placeholder-type="text">&lt;/if&gt;</text:placeholder></text:p>
      <text:p text:style-name="P100"/>
      <text:p text:style-name="P72"><text:placeholder text:placeholder-type="text">&lt;if test="not test_part('cost', data)"&gt;</text:placeholder></text:p>
      <text:p text:style-name="P83"><text:soft-page-break/><text:text-input text:description="&lt;for each=&quot;cost in cost_proxy(contract.id,data)&quot;&gt;">loop cost contract</text:text-input> <text:text-input text:description="&lt;/for&gt;">end cost contract</text:text-input></text:p>
      <text:p text:style-name="P83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100"><text:placeholder text:placeholder-type="text">&lt;/if&gt;</text:placeholder></text:p>
      <text:p text:style-name="P100"/>
      <text:p text:style-name="P72"><text:placeholder text:placeholder-type="text">&lt;if test="test_part('cost', data)"&gt;</text:placeholder></text:p>
      <text:p text:style-name="P7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8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9">SEZIONE: COSTI MATERIALE o APPARECCHIATURE <text:span text:style-name="T16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6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89">Costi contratto principale</text:p>
          </table:table-cell>
          <table:table-cell table:style-name="Tabella5.A4" office:value-type="string">
            <text:p text:style-name="P90">Prodotto</text:p>
          </table:table-cell>
          <table:table-cell table:style-name="Tabella5.A4" office:value-type="string">
            <text:p text:style-name="P90">Data</text:p>
          </table:table-cell>
          <table:table-cell table:style-name="Tabella5.A4" office:value-type="string">
            <text:p text:style-name="P90">Quantità</text:p>
          </table:table-cell>
          <table:table-cell table:style-name="Tabella5.A3" office:value-type="string">
            <text:p text:style-name="P90">Costo</text:p>
          </table:table-cell>
        </table:table-row>
        <table:table-row>
          <table:table-cell table:style-name="Tabella5.A17" office:value-type="string">
            <text:p text:style-name="P76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38"/>
          </table:table-cell>
          <table:table-cell table:style-name="Tabella5.C17" office:value-type="string">
            <text:p text:style-name="P39"/>
          </table:table-cell>
          <table:table-cell table:style-name="Tabella5.D17" table:number-columns-spanned="2" office:value-type="string">
            <text:p text:style-name="P39"/>
          </table:table-cell>
          <table:covered-table-cell/>
        </table:table-row>
        <table:table-row>
          <table:table-cell table:style-name="Tabella5.A17" office:value-type="string">
            <text:p text:style-name="P52"><text:placeholder text:placeholder-type="text">&lt;cost.name&gt;</text:placeholder></text:p>
          </table:table-cell>
          <table:table-cell table:style-name="Tabella5.B17" office:value-type="string">
            <text:p text:style-name="P61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63"><text:placeholder text:placeholder-type="text">&lt;format_data_italian(cost.date)&gt;</text:placeholder></text:p>
          </table:table-cell>
          <table:table-cell table:style-name="Tabella5.D14" office:value-type="string">
            <text:p text:style-name="P54"><text:s/><text:placeholder text:placeholder-type="text">&lt;formatLang(cost.unit_amount)&gt;</text:placeholder></text:p>
          </table:table-cell>
          <table:table-cell table:style-name="Tabella5.E14" office:value-type="string">
            <text:p text:style-name="P54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0"><text:text-input text:description="&lt;/for&gt;">end cost contract</text:text-input></text:p>
          </table:table-cell>
          <table:table-cell table:style-name="Tabella5.B17" office:value-type="string">
            <text:p text:style-name="P38"/>
          </table:table-cell>
          <table:table-cell table:style-name="Tabella5.C17" office:value-type="string">
            <text:p text:style-name="P39"/>
          </table:table-cell>
          <table:table-cell table:style-name="Tabella5.D17" table:number-columns-spanned="2" office:value-type="string">
            <text:p text:style-name="P39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9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58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88"/>
          </table:table-cell>
          <table:table-cell table:style-name="Tabella5.C17" office:value-type="string">
            <text:p text:style-name="P86"/>
          </table:table-cell>
          <table:table-cell table:style-name="Tabella5.D17" table:number-columns-spanned="2" office:value-type="string">
            <text:p text:style-name="P86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89">Costi sotto-contratti</text:p>
          </table:table-cell>
          <table:table-cell table:style-name="Tabella5.A12" office:value-type="string">
            <text:p text:style-name="P90">Prodotto</text:p>
          </table:table-cell>
          <table:table-cell table:style-name="Tabella5.A12" office:value-type="string">
            <text:p text:style-name="P90">Data</text:p>
          </table:table-cell>
          <table:table-cell table:style-name="Tabella5.A12" office:value-type="string">
            <text:p text:style-name="P90">Quantità</text:p>
          </table:table-cell>
          <table:table-cell table:style-name="Tabella5.E12" office:value-type="string">
            <text:p text:style-name="P90">Costo</text:p>
          </table:table-cell>
        </table:table-row>
        <table:table-row>
          <table:table-cell table:style-name="Tabella5.A17" office:value-type="string">
            <text:p text:style-name="P74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41"/>
          </table:table-cell>
          <table:table-cell table:style-name="Tabella5.C17" office:value-type="string">
            <text:p text:style-name="P42"/>
          </table:table-cell>
          <table:table-cell table:style-name="Tabella5.D17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7" office:value-type="string">
            <text:p text:style-name="P61"><text:placeholder text:placeholder-type="text">&lt;subcost.name&gt;</text:placeholder></text:p>
          </table:table-cell>
          <table:table-cell table:style-name="Tabella5.B17" office:value-type="string">
            <text:p text:style-name="P61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63"><text:placeholder text:placeholder-type="text">&lt;format_data_italian(subcost.date)&gt;</text:placeholder></text:p>
          </table:table-cell>
          <table:table-cell table:style-name="Tabella5.D14" office:value-type="string">
            <text:p text:style-name="P65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65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0"><text:s text:c="4"/><text:text-input text:description="&lt;/for&gt;">end cost subcontract</text:text-input></text:p>
          </table:table-cell>
          <table:table-cell table:style-name="Tabella5.B17" office:value-type="string">
            <text:p text:style-name="P41"/>
          </table:table-cell>
          <table:table-cell table:style-name="Tabella5.C17" office:value-type="string">
            <text:p text:style-name="P42"/>
          </table:table-cell>
          <table:table-cell table:style-name="Tabella5.D17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50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7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0"><text:text-input text:description="&lt;/for&gt;">end subcontracts</text:text-input></text:p>
          </table:table-cell>
          <table:table-cell table:style-name="Tabella5.B17" office:value-type="string">
            <text:p text:style-name="P88"/>
          </table:table-cell>
          <table:table-cell table:style-name="Tabella5.C17" office:value-type="string">
            <text:p text:style-name="P86"/>
          </table:table-cell>
          <table:table-cell table:style-name="Tabella5.D17" table:number-columns-spanned="2" office:value-type="string">
            <text:p text:style-name="P86"/>
          </table:table-cell>
          <table:covered-table-cell/>
        </table:table-row>
      </table:table>
      <text:p text:style-name="P101"><text:placeholder text:placeholder-type="text">&lt;/if&gt;</text:placeholder></text:p>
      <text:p text:style-name="P101"/>
      <text:p text:style-name="P73"><text:placeholder text:placeholder-type="text">&lt;if test="test_part('supplier', data)"&gt;</text:placeholder></text:p>
      <text:p text:style-name="P73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table:number-columns-spanned="3" office:value-type="string">
              <text:p text:style-name="P32">SEZIONE: <text:span text:style-name="T17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93">Descrizione scrittura partita doppia</text:p>
            </table:table-cell>
            <table:table-cell table:style-name="Tabella3.A3" office:value-type="string">
              <text:p text:style-name="P91">Data</text:p>
            </table:table-cell>
            <table:table-cell table:style-name="Tabella3.C3" office:value-type="string">
              <text:p text:style-name="P92">Costo</text:p>
            </table:table-cell>
          </table:table-row>
        </table:table-header-rows>
        <table:table-row>
          <table:table-cell table:style-name="Tabella3.A4" office:value-type="string">
            <text:p text:style-name="P78"><text:text-input text:description="&lt;for each=&quot;supplier in supplier_proxy(contract.id,data)&quot;&gt;">loop supplier</text:text-input></text:p>
          </table:table-cell>
          <table:table-cell table:style-name="Tabella3.B4" office:value-type="string">
            <text:p text:style-name="P40"/>
          </table:table-cell>
          <table:table-cell table:style-name="Tabella3.C4" office:value-type="string">
            <text:p text:style-name="P40"/>
          </table:table-cell>
        </table:table-row>
        <table:table-row>
          <table:table-cell table:style-name="Tabella3.A5" office:value-type="string">
            <text:p text:style-name="P53"><text:placeholder text:placeholder-type="text">&lt;supplier.name&gt;</text:placeholder> </text:p>
          </table:table-cell>
          <table:table-cell table:style-name="Tabella3.B5" office:value-type="string">
            <text:p text:style-name="P57"><text:placeholder text:placeholder-type="text">&lt;formatLang(supplier.date, date=True)&gt;</text:placeholder></text:p>
          </table:table-cell>
          <table:table-cell table:style-name="Tabella3.C5" office:value-type="string">
            <text:p text:style-name="P55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19"><text:text-input text:description="&lt;/for&gt;">end supplier</text:text-input></text:p>
          </table:table-cell>
          <table:table-cell table:style-name="Tabella3.B6" office:value-type="string">
            <text:p text:style-name="P40"/>
          </table:table-cell>
          <table:table-cell table:style-name="Tabella3.C6" office:value-type="string">
            <text:p text:style-name="P40"/>
          </table:table-cell>
        </table:table-row>
        <table:table-row>
          <table:table-cell table:style-name="Tabella3.A7" table:number-columns-spanned="2" office:value-type="string">
            <text:p text:style-name="P16">TOTALI</text:p>
          </table:table-cell>
          <table:covered-table-cell/>
          <table:table-cell table:style-name="Tabella3.C7" office:value-type="string">
            <text:p text:style-name="P59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87"/>
          </table:table-cell>
          <table:table-cell table:style-name="Tabella3.C8" office:value-type="string">
            <text:p text:style-name="P87"/>
          </table:table-cell>
        </table:table-row>
        <table:table-row>
          <table:table-cell table:style-name="Tabella3.A9" table:number-columns-spanned="3" office:value-type="string">
            <text:p text:style-name="P71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93">Descrizione scrittura partita doppia</text:p>
          </table:table-cell>
          <table:table-cell table:style-name="Tabella3.A11" office:value-type="string">
            <text:p text:style-name="P91">Data</text:p>
          </table:table-cell>
          <table:table-cell table:style-name="Tabella3.C11" office:value-type="string">
            <text:p text:style-name="P93">Costo</text:p>
          </table:table-cell>
        </table:table-row>
        <table:table-row>
          <table:table-cell table:style-name="Tabella3.A12" office:value-type="string">
            <text:p text:style-name="P75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43"/>
          </table:table-cell>
          <table:table-cell table:style-name="Tabella3.C12" office:value-type="string">
            <text:p text:style-name="P43"/>
          </table:table-cell>
        </table:table-row>
        <table:table-row>
          <table:table-cell table:style-name="Tabella3.A13" office:value-type="string">
            <text:p text:style-name="P62"><text:placeholder text:placeholder-type="text">&lt;subsupplier.name&gt;</text:placeholder></text:p>
          </table:table-cell>
          <table:table-cell table:style-name="Tabella3.B13" office:value-type="string">
            <text:p text:style-name="P64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66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12"><text:s text:c="4"/><text:span text:style-name="T18"><text:text-input text:description="&lt;/for&gt;">end supplier subcontract</text:text-input></text:span></text:p>
          </table:table-cell>
          <table:table-cell table:style-name="Tabella3.B14" office:value-type="string">
            <text:p text:style-name="P43"/>
          </table:table-cell>
          <table:table-cell table:style-name="Tabella3.C14" office:value-type="string">
            <text:p text:style-name="P43"/>
          </table:table-cell>
        </table:table-row>
        <table:table-row>
          <table:table-cell table:style-name="Tabella3.A15" table:number-columns-spanned="2" office:value-type="string">
            <text:p text:style-name="P21">TOTALI</text:p>
          </table:table-cell>
          <table:covered-table-cell/>
          <table:table-cell table:style-name="Tabella3.C7" office:value-type="string">
            <text:p text:style-name="P60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11"><text:text-input text:description="&lt;/for&gt;">end subcontracts</text:text-input></text:p>
          </table:table-cell>
          <table:table-cell table:style-name="Tabella3.B16" office:value-type="string">
            <text:p text:style-name="P87"/>
          </table:table-cell>
          <table:table-cell table:style-name="Tabella3.C16" office:value-type="string">
            <text:p text:style-name="P87"/>
          </table:table-cell>
        </table:table-row>
      </table:table>
      <text:p text:style-name="P24"/>
      <text:p text:style-name="P102"><text:placeholder text:placeholder-type="text">&lt;/if&gt;</text:placeholder></text:p>
      <text:p text:style-name="P96"/>
      <text:p text:style-name="P96"><text:placeholder text:placeholder-type="text">&lt;if test="not test_part('supplier', data)"&gt;</text:placeholder></text:p>
      <text:p text:style-name="P108"><text:text-input text:description="&lt;for each=&quot;supplier in supplier_proxy(contract.id,data)&quot;&gt;">loop supplier</text:text-input> <text:text-input text:description="&lt;/for&gt;">end supplier</text:text-input></text:p>
      <text:p text:style-name="P106"><text:text-input text:description="&lt;for each=&quot;subcontract in contract.child_ids&quot;&gt;">loop subcontracts</text:text-input> <text:text-input text:description="&lt;for each=&quot;subsupplier in supplier_proxy(subcontract.id,data)&quot;&gt;">loop subsupplier subcontract</text:text-input> <text:text-input text:description="&lt;/for&gt;">end supplier subcontract</text:text-input> <text:text-input text:description="&lt;/for&gt;">end subcontracts</text:text-input></text:p>
      <text:p text:style-name="P103"><text:placeholder text:placeholder-type="text">&lt;/if&gt;</text:placeholder></text:p>
      <text:p text:style-name="P103"/>
      <text:p text:style-name="P103"/>
      <text:p text:style-name="P107"><text:soft-page-break/><text:placeholder text:placeholder-type="text">&lt;if test="test_part('cost', data)"&gt;</text:placeholder></text:p>
      <text:p text:style-name="P9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31">SEZIONE: COSTI AMMINISTRATIVI <text:span text:style-name="T15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7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90">Descrizione costo</text:p>
            </table:table-cell>
            <table:table-cell table:style-name="Tabella10.A3" office:value-type="string">
              <text:p text:style-name="P90">Fattura</text:p>
            </table:table-cell>
            <table:table-cell table:style-name="Tabella10.A3" office:value-type="string">
              <text:p text:style-name="P90">Data</text:p>
            </table:table-cell>
            <table:table-cell table:style-name="Tabella10.A2" office:value-type="string">
              <text:p text:style-name="P90">Importo</text:p>
            </table:table-cell>
          </table:table-row>
        </table:table-header-rows>
        <table:table-row>
          <table:table-cell table:style-name="Tabella10.A16" office:value-type="string">
            <text:p text:style-name="P76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39"/>
          </table:table-cell>
          <table:table-cell table:style-name="Tabella10.D16" office:value-type="string">
            <text:p text:style-name="P39"/>
          </table:table-cell>
        </table:table-row>
        <table:table-row>
          <table:table-cell table:style-name="Tabella10.A16" office:value-type="string">
            <text:p text:style-name="P52">Costo commerciale su fatturato ( <text:placeholder text:placeholder-type="text">&lt;contract.commercial_rate&gt;</text:placeholder> % )</text:p>
            <text:p text:style-name="P5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6"><text:placeholder text:placeholder-type="text">&lt;invoice.name&gt;</text:placeholder></text:p>
          </table:table-cell>
          <table:table-cell table:style-name="Tabella10.B5" office:value-type="string">
            <text:p text:style-name="P63"><text:placeholder text:placeholder-type="text">&lt;format_data_italian(invoice.date)&gt;</text:placeholder></text:p>
          </table:table-cell>
          <table:table-cell table:style-name="Tabella10.D16" office:value-type="string">
            <text:p text:style-name="P54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text-input text:description="&lt;/for&gt;">end invoice</text:text-input></text:p>
          </table:table-cell>
          <table:table-cell table:style-name="Tabella10.B16" office:value-type="string">
            <text:p text:style-name="P38"/>
          </table:table-cell>
          <table:table-cell table:style-name="Tabella10.C16" office:value-type="string">
            <text:p text:style-name="P39"/>
          </table:table-cell>
          <table:table-cell table:style-name="Tabella10.D16" office:value-type="string">
            <text:p text:style-name="P39"/>
          </table:table-cell>
        </table:table-row>
        <table:table-row>
          <table:table-cell table:style-name="Tabella10.A15" table:number-columns-spanned="3" office:value-type="string">
            <text:p text:style-name="P39">TOTALE</text:p>
          </table:table-cell>
          <table:covered-table-cell/>
          <table:covered-table-cell/>
          <table:table-cell table:style-name="Tabella10.D15" office:value-type="string">
            <text:p text:style-name="P5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76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88"/>
          </table:table-cell>
          <table:table-cell table:style-name="Tabella10.C16" office:value-type="string">
            <text:p text:style-name="P86"/>
          </table:table-cell>
          <table:table-cell table:style-name="Tabella10.D16" office:value-type="string">
            <text:p text:style-name="P86"/>
          </table:table-cell>
        </table:table-row>
        <table:table-row>
          <table:table-cell table:style-name="Tabella10.A9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90">Descrizione costo</text:p>
          </table:table-cell>
          <table:table-cell table:style-name="Tabella10.B11" office:value-type="string">
            <text:p text:style-name="P90">Fattura</text:p>
          </table:table-cell>
          <table:table-cell table:style-name="Tabella10.C11" office:value-type="string">
            <text:p text:style-name="P90">Data</text:p>
          </table:table-cell>
          <table:table-cell table:style-name="Tabella10.D11" office:value-type="string">
            <text:p text:style-name="P90">Importo</text:p>
          </table:table-cell>
        </table:table-row>
        <table:table-row>
          <table:table-cell table:style-name="Tabella10.A16" office:value-type="string">
            <text:p text:style-name="P74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6" office:value-type="string">
            <text:p text:style-name="P61">Costo commerciale su fatturato ( <text:placeholder text:placeholder-type="text">&lt;contract.commercial_rate&gt;</text:placeholder> % )</text:p>
            <text:p text:style-name="P61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61"><text:placeholder text:placeholder-type="text">&lt;subinvoice.name&gt;</text:placeholder></text:p>
          </table:table-cell>
          <table:table-cell table:style-name="Tabella10.B5" office:value-type="string">
            <text:p text:style-name="P63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5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5" table:number-columns-spanned="3" office:value-type="string">
            <text:p text:style-name="P50">TOTALE</text:p>
          </table:table-cell>
          <table:covered-table-cell/>
          <table:covered-table-cell/>
          <table:table-cell table:style-name="Tabella10.D15" office:value-type="string">
            <text:p text:style-name="P67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0"><text:text-input text:description="&lt;/for&gt;">end subcontracts</text:text-input></text:p>
          </table:table-cell>
          <table:table-cell table:style-name="Tabella10.B16" office:value-type="string">
            <text:p text:style-name="P88"/>
          </table:table-cell>
          <table:table-cell table:style-name="Tabella10.C16" office:value-type="string">
            <text:p text:style-name="P86"/>
          </table:table-cell>
          <table:table-cell table:style-name="Tabella10.D16" office:value-type="string">
            <text:p text:style-name="P86"/>
          </table:table-cell>
        </table:table-row>
      </table:table>
      <text:p text:style-name="P68"><text:placeholder text:placeholder-type="text">&lt;/if&gt;</text:placeholder></text:p>
      <text:p text:style-name="P68"/>
      <text:p text:style-name="P72"><text:placeholder text:placeholder-type="text">&lt;if test="not test_part('intervent', data)"&gt;</text:placeholder></text:p>
      <text:p text:style-name="P83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83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105"><text:soft-page-break/><text:placeholder text:placeholder-type="text">&lt;/if&gt;</text:placeholder></text:p>
      <text:p text:style-name="P100"/>
      <text:p text:style-name="P72"><text:placeholder text:placeholder-type="text">&lt;if test="test_part('intervent', data)"&gt;</text:placeholder></text:p>
      <text:p text:style-name="P7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3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90">Interventi contratto principale</text:p>
            </table:table-cell>
            <table:table-cell table:style-name="Tabella4.A3" office:value-type="string">
              <text:p text:style-name="P90">Addetto</text:p>
            </table:table-cell>
            <table:table-cell table:style-name="Tabella4.A3" office:value-type="string">
              <text:p text:style-name="P90">Data</text:p>
            </table:table-cell>
            <table:table-cell table:style-name="Tabella4.A3" office:value-type="string">
              <text:p text:style-name="P90">Orario </text:p>
            </table:table-cell>
            <table:table-cell table:style-name="Tabella4.A3" office:value-type="string">
              <text:p text:style-name="P90">Costo</text:p>
            </table:table-cell>
            <table:table-cell table:style-name="Tabella4.A3" office:value-type="string">
              <text:p text:style-name="P90">Ricavo</text:p>
            </table:table-cell>
            <table:table-cell table:style-name="Tabella4.G3" office:value-type="string">
              <text:p text:style-name="P90">Città - Cantiere</text:p>
            </table:table-cell>
          </table:table-row>
        </table:table-header-rows>
        <table:table-row>
          <table:table-cell table:style-name="Tabella4.A16" office:value-type="string">
            <text:p text:style-name="P76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38"/>
          </table:table-cell>
          <table:table-cell table:style-name="Tabella4.C16" office:value-type="string">
            <text:p text:style-name="P39"/>
          </table:table-cell>
          <table:table-cell table:style-name="Tabella4.D16" table:number-columns-spanned="3" office:value-type="string">
            <text:p text:style-name="P39"/>
          </table:table-cell>
          <table:covered-table-cell/>
          <table:covered-table-cell/>
          <table:table-cell table:style-name="Tabella4.G16" office:value-type="string">
            <text:p text:style-name="P39"/>
          </table:table-cell>
        </table:table-row>
        <table:table-row>
          <table:table-cell table:style-name="Tabella4.A16" office:value-type="string">
            <text:p text:style-name="P52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61"><text:placeholder text:placeholder-type="text">&lt;intervent.user_id.name&gt;</text:placeholder></text:p>
          </table:table-cell>
          <table:table-cell table:style-name="Tabella4.C16" office:value-type="string">
            <text:p text:style-name="P56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4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4"><text:placeholder text:placeholder-type="text">&lt;formatLang(intervent.amount)&gt;</text:placeholder></text:p>
          </table:table-cell>
          <table:table-cell table:style-name="Tabella4.F13" office:value-type="string">
            <text:p text:style-name="P54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52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0"><text:text-input text:description="&lt;/for&gt;">end intervent contract</text:text-input></text:p>
          </table:table-cell>
          <table:table-cell table:style-name="Tabella4.B16" office:value-type="string">
            <text:p text:style-name="P38"/>
          </table:table-cell>
          <table:table-cell table:style-name="Tabella4.C16" office:value-type="string">
            <text:p text:style-name="P39"/>
          </table:table-cell>
          <table:table-cell table:style-name="Tabella4.D16" table:number-columns-spanned="3" office:value-type="string">
            <text:p text:style-name="P39"/>
          </table:table-cell>
          <table:covered-table-cell/>
          <table:covered-table-cell/>
          <table:table-cell table:style-name="Tabella4.G16" office:value-type="string">
            <text:p text:style-name="P39"/>
          </table:table-cell>
        </table:table-row>
        <table:table-row>
          <table:table-cell table:style-name="Tabella4.A15" table:number-columns-spanned="3" office:value-type="string">
            <text:p text:style-name="P15">TOTALI</text:p>
          </table:table-cell>
          <table:covered-table-cell/>
          <table:covered-table-cell/>
          <table:table-cell table:style-name="Tabella4.D7" office:value-type="string">
            <text:p text:style-name="P58"><text:placeholder text:placeholder-type="text">&lt;formatLang(get_totals('hour'))&gt;</text:placeholder></text:p>
          </table:table-cell>
          <table:table-cell table:style-name="Tabella4.D7" office:value-type="string">
            <text:p text:style-name="P58"><text:placeholder text:placeholder-type="text">&lt;formatLang(get_totals('hour_cost'))&gt;</text:placeholder></text:p>
          </table:table-cell>
          <table:table-cell table:style-name="Tabella4.D7" office:value-type="string">
            <text:p text:style-name="P58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39"/>
          </table:table-cell>
        </table:table-row>
        <table:table-row>
          <table:table-cell table:style-name="Tabella4.A16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88"/>
          </table:table-cell>
          <table:table-cell table:style-name="Tabella4.C16" office:value-type="string">
            <text:p text:style-name="P86"/>
          </table:table-cell>
          <table:table-cell table:style-name="Tabella4.D16" table:number-columns-spanned="3" office:value-type="string">
            <text:p text:style-name="P86"/>
          </table:table-cell>
          <table:covered-table-cell/>
          <table:covered-table-cell/>
          <table:table-cell table:style-name="Tabella4.G8" office:value-type="string">
            <text:p text:style-name="P86"/>
          </table:table-cell>
        </table:table-row>
        <table:table-row>
          <table:table-cell table:style-name="Tabella4.A9" table:number-columns-spanned="7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90">Interventi sotto-contratti</text:p>
          </table:table-cell>
          <table:table-cell table:style-name="Tabella4.A11" office:value-type="string">
            <text:p text:style-name="P90">Addetto</text:p>
          </table:table-cell>
          <table:table-cell table:style-name="Tabella4.A11" office:value-type="string">
            <text:p text:style-name="P90">Data</text:p>
          </table:table-cell>
          <table:table-cell table:style-name="Tabella4.A11" office:value-type="string">
            <text:p text:style-name="P90">Orario</text:p>
          </table:table-cell>
          <table:table-cell table:style-name="Tabella4.A11" office:value-type="string">
            <text:p text:style-name="P90">Costo</text:p>
          </table:table-cell>
          <table:table-cell table:style-name="Tabella4.A11" office:value-type="string">
            <text:p text:style-name="P90">Ricavo</text:p>
          </table:table-cell>
          <table:table-cell table:style-name="Tabella4.G11" office:value-type="string">
            <text:p text:style-name="P90">Città - Cantiere</text:p>
          </table:table-cell>
        </table:table-row>
        <table:table-row>
          <table:table-cell table:style-name="Tabella4.A16" office:value-type="string">
            <text:p text:style-name="P74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41"/>
          </table:table-cell>
          <table:table-cell table:style-name="Tabella4.C16" office:value-type="string">
            <text:p text:style-name="P42"/>
          </table:table-cell>
          <table:table-cell table:style-name="Tabella4.D16" table:number-columns-spanned="3" office:value-type="string">
            <text:p text:style-name="P42"/>
          </table:table-cell>
          <table:covered-table-cell/>
          <table:covered-table-cell/>
          <table:table-cell table:style-name="Tabella4.G16" office:value-type="string">
            <text:p text:style-name="P42"/>
          </table:table-cell>
        </table:table-row>
        <table:table-row>
          <table:table-cell table:style-name="Tabella4.A16" office:value-type="string">
            <text:p text:style-name="P6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61"><text:placeholder text:placeholder-type="text">&lt;subintervent.user_id.name&gt;</text:placeholder></text:p>
          </table:table-cell>
          <table:table-cell table:style-name="Tabella4.C16" office:value-type="string">
            <text:p text:style-name="P63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65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65"><text:placeholder text:placeholder-type="text">&lt;formatLang(subintervent.amount)&gt;</text:placeholder></text:p>
          </table:table-cell>
          <table:table-cell table:style-name="Tabella4.F13" office:value-type="string">
            <text:p text:style-name="P65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6" office:value-type="string">
            <text:p text:style-name="P6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6" office:value-type="string">
            <text:p text:style-name="P10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41"/>
          </table:table-cell>
          <table:table-cell table:style-name="Tabella4.C16" office:value-type="string">
            <text:p text:style-name="P42"/>
          </table:table-cell>
          <table:table-cell table:style-name="Tabella4.D16" table:number-columns-spanned="3" office:value-type="string">
            <text:p text:style-name="P42"/>
          </table:table-cell>
          <table:covered-table-cell/>
          <table:covered-table-cell/>
          <table:table-cell table:style-name="Tabella4.G16" office:value-type="string">
            <text:p text:style-name="P42"/>
          </table:table-cell>
        </table:table-row>
        <table:table-row>
          <table:table-cell table:style-name="Tabella4.A15" table:number-columns-spanned="3" office:value-type="string">
            <text:p text:style-name="P20">TOTALI</text:p>
          </table:table-cell>
          <table:covered-table-cell/>
          <table:covered-table-cell/>
          <table:table-cell table:style-name="Tabella4.D7" office:value-type="string">
            <text:p text:style-name="P67"><text:placeholder text:placeholder-type="text">&lt;formatLang(get_totals('hour'))&gt;</text:placeholder></text:p>
          </table:table-cell>
          <table:table-cell table:style-name="Tabella4.D7" office:value-type="string">
            <text:p text:style-name="P67"><text:placeholder text:placeholder-type="text">&lt;formatLang(get_totals('hour_cost'))&gt;</text:placeholder></text:p>
          </table:table-cell>
          <table:table-cell table:style-name="Tabella4.D7" office:value-type="string">
            <text:p text:style-name="P67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42"/>
          </table:table-cell>
        </table:table-row>
        <table:table-row>
          <table:table-cell table:style-name="Tabella4.A16" office:value-type="string">
            <text:p text:style-name="P10"><text:text-input text:description="&lt;/for&gt;">end subcontracts</text:text-input></text:p>
          </table:table-cell>
          <table:table-cell table:style-name="Tabella4.B16" office:value-type="string">
            <text:p text:style-name="P88"/>
          </table:table-cell>
          <table:table-cell table:style-name="Tabella4.C16" office:value-type="string">
            <text:p text:style-name="P86"/>
          </table:table-cell>
          <table:table-cell table:style-name="Tabella4.D16" table:number-columns-spanned="3" office:value-type="string">
            <text:p text:style-name="P86"/>
          </table:table-cell>
          <table:covered-table-cell/>
          <table:covered-table-cell/>
          <table:table-cell table:style-name="Tabella4.G16" office:value-type="string">
            <text:p text:style-name="P86"/>
          </table:table-cell>
        </table:table-row>
      </table:table>
      <text:p text:style-name="P23"/>
      <text:p text:style-name="P74"><text:placeholder text:placeholder-type="text">&lt;/if&gt;</text:placeholder></text:p>
      <text:p text:style-name="P68"/>
      <text:p text:style-name="P25"><text:placeholder text:placeholder-type="text">&lt;if test="test_part('balance', data) or test_part('balance_summary', data)"&gt;</text:placeholder></text:p>
      <text:p text:style-name="P25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3">SEZIONE: BILANCI</text:p>
          </table:table-cell>
        </table:table-row>
      </table:table>
      <text:p text:style-name="P74"><text:placeholder text:placeholder-type="text">&lt;/if&gt;</text:placeholder></text:p>
      <text:p text:style-name="P68"/>
      <text:p text:style-name="P25"><text:placeholder text:placeholder-type="text">&lt;if test="test_part('balance_summary', data)"&gt;</text:placeholder></text:p>
      <text:p text:style-name="P25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90">Contratto<text:span text:style-name="T14"><text:placeholder text:placeholder-type="text">&lt;reset_all_counter()&gt;</text:placeholder></text:span></text:p>
            </table:table-cell>
            <table:table-cell table:style-name="Tabella9.A2" office:value-type="string">
              <text:p text:style-name="P90">Tot. ore</text:p>
            </table:table-cell>
            <table:table-cell table:style-name="Tabella9.A2" table:number-columns-spanned="2" office:value-type="string">
              <text:p text:style-name="P90">Costi *</text:p>
            </table:table-cell>
            <table:covered-table-cell/>
            <table:table-cell table:style-name="Tabella9.A2" office:value-type="string">
              <text:p text:style-name="P90">Ricavi *</text:p>
            </table:table-cell>
            <table:table-cell table:style-name="Tabella9.F2" office:value-type="string">
              <text:p text:style-name="P90">Saldo *</text:p>
            </table:table-cell>
          </table:table-row>
        </table:table-header-rows>
        <table:table-row>
          <table:table-cell table:style-name="Tabella9.A10" office:value-type="string">
            <text:p text:style-name="P44"><text:placeholder text:placeholder-type="text">&lt;contract.name&gt;</text:placeholder></text:p>
            <text:p text:style-name="P45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soft-page-break/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0" office:value-type="string">
            <text:p text:style-name="P51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3">INT.:<text:line-break/>MAT.:</text:p>
            <text:p text:style-name="P13"><text:span text:style-name="T19">FAT F.</text:span>.:<text:line-break/>COM.:<text:line-break/>GEN.: </text:p>
          </table:table-cell>
          <table:table-cell table:style-name="Tabella9.C3" office:value-type="string">
            <text:p text:style-name="P17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'supplier'))&gt;</text:placeholder><text:soft-page-break/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39"><text:placeholder text:placeholder-type="text">&lt;formatLang(get_counter("invoice"))&gt;</text:placeholder></text:p>
          </table:table-cell>
          <table:table-cell table:style-name="Tabella9.F3" office:value-type="string">
            <text:p text:style-name="P39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79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74"><text:placeholder text:placeholder-type="text">&lt;if test="contract.child_ids"&gt;</text:placeholder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6" office:value-type="string">
            <text:p text:style-name="P94">Sotto-contratto</text:p>
          </table:table-cell>
          <table:table-cell table:style-name="Tabella9.A6" office:value-type="string">
            <text:p text:style-name="P94">Tot. ore</text:p>
          </table:table-cell>
          <table:table-cell table:style-name="Tabella9.A6" table:number-columns-spanned="2" office:value-type="string">
            <text:p text:style-name="P94">Costi</text:p>
          </table:table-cell>
          <table:covered-table-cell/>
          <table:table-cell table:style-name="Tabella9.A6" office:value-type="string">
            <text:p text:style-name="P94">Ricavi</text:p>
          </table:table-cell>
          <table:table-cell table:style-name="Tabella9.F6" office:value-type="string">
            <text:p text:style-name="P94">Saldo</text:p>
          </table:table-cell>
        </table:table-row>
        <table:table-row>
          <table:table-cell table:style-name="Tabella9.A10" office:value-type="string">
            <text:p text:style-name="P74"><text:placeholder text:placeholder-type="text">&lt;/if&gt;</text:placeholder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10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10" office:value-type="string">
            <text:p text:style-name="P47"><text:placeholder text:placeholder-type="text">&lt;subcontract.name&gt;</text:placeholder><text:line-break/><text:span text:style-name="T13"><text:placeholder text:placeholder-type="text">&lt;set_counter('sub_intervents',get_totals_account('hour_cost',subcontract.id))&gt;</text:placeholder></text:span><text:span text:style-name="T13"><text:placeholder text:placeholder-type="text">&lt;set_counter('sub_costs',get_totals_account('cost',subcontract.id))&gt;</text:placeholder></text:span><text:span text:style-name="T13"><text:placeholder text:placeholder-type="text">&lt;set_counter('sub_supplier',get_totals_account('supplier',subcontract.id))&gt;</text:placeholder></text:span><text:span text:style-name="T13"><text:placeholder text:placeholder-type="text">&lt;set_counter('sub_invoice',get_totals_account('invoice',subcontract.id))&gt;</text:placeholder></text:span><text:span text:style-name="T13"><text:placeholder text:placeholder-type="text">&lt;set_counter('sub_commercial',-(get_counter("sub_invoice") * (subcontract.commercial_rate or 0.0)/100))&gt;</text:placeholder></text:span><text:span text:style-name="T13"><text:placeholder text:placeholder-type="text">&lt;set_counter('sub_general',-(get_counter("sub_invoice") * (subcontract.general_rate or 0.0)/100))&gt;</text:placeholder></text:span><text:span text:style-name="T13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3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51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4">INT.:<text:line-break/>MAT.:<text:line-break/><text:span text:style-name="T19">FAT F.</text:span>.:<text:line-break/>COM.:<text:line-break/>GEN.: </text:p>
          </table:table-cell>
          <table:table-cell table:style-name="Tabella9.D9" office:value-type="string">
            <text:p text:style-name="P18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8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39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39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0"><text:text-input text:description="&lt;/for&gt;">end subcontracts</text:text-input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11" table:number-columns-spanned="5" office:value-type="string">
            <text:p text:style-name="P69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69"><text:placeholder text:placeholder-type="text">&lt;formatLang(get_counter('balance') + get_counter('total_balance'))&gt;</text:placeholder></text:p>
          </table:table-cell>
        </table:table-row>
      </table:table>
      <text:p text:style-name="P68"><text:soft-page-break/><text:placeholder text:placeholder-type="text">&lt;/if&gt;</text:placeholder></text:p>
      <text:p text:style-name="P68"/>
      <text:p text:style-name="P111"><text:placeholder text:placeholder-type="text">&lt;if test="False and test_part('balance', data)"&gt;</text:placeholder><text:span text:style-name="T24"> </text:span><text:span text:style-name="T25">PARTE ELIMINATA (LASCIATA SE SERVIRA')</text:span></text:p>
      <text:p text:style-name="P25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3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90">Contratto<text:span text:style-name="T14"><text:placeholder text:placeholder-type="text">&lt;reset_all_counter()&gt;</text:placeholder></text:span></text:p>
          </table:table-cell>
          <table:table-cell table:style-name="Tabella1.A2" office:value-type="string">
            <text:p text:style-name="P90">Tot. ore</text:p>
          </table:table-cell>
          <table:table-cell table:style-name="Tabella1.A2" office:value-type="string">
            <text:p text:style-name="P90">Costi *</text:p>
          </table:table-cell>
          <table:table-cell table:style-name="Tabella1.A2" office:value-type="string">
            <text:p text:style-name="P90">Ricavi *</text:p>
          </table:table-cell>
          <table:table-cell table:style-name="Tabella1.E2" office:value-type="string">
            <text:p text:style-name="P90">Saldo *</text:p>
          </table:table-cell>
        </table:table-row>
        <table:table-row>
          <table:table-cell table:style-name="Tabella1.A10" office:value-type="string">
            <text:p text:style-name="P37"><text:placeholder text:placeholder-type="text">&lt;contract.name&gt;</text:placeholder><text:span text:style-name="T8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38"><text:placeholder text:placeholder-type="text">&lt;formatLang(contract.hours_qtt_invoiced)&gt;</text:placeholder> <text:span text:style-name="T6">(</text:span><text:span text:style-name="T7"><text:placeholder text:placeholder-type="text">&lt;formatLang(contract.last_worked_date, date=True)&gt;</text:placeholder></text:span><text:span text:style-name="T6">)</text:span></text:p>
          </table:table-cell>
          <table:table-cell table:style-name="Tabella1.D10" office:value-type="string">
            <text:p text:style-name="P42">Interv. + Mater.: <text:span text:style-name="T10"><text:placeholder text:placeholder-type="text">&lt;formatLang(contract.total_cost)&gt;</text:placeholder></text:span><text:line-break/>Comm. + Generali: <text:span text:style-name="T10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39"><text:placeholder text:placeholder-type="text">&lt;formatLang(contract.ca_invoiced)&gt;</text:placeholder></text:p>
          </table:table-cell>
          <table:table-cell table:style-name="Tabella1.E10" office:value-type="string">
            <text:p text:style-name="P39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79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74"><text:placeholder text:placeholder-type="text">&lt;if test="contract.child_ids"&gt;</text:placeholder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  <table:table-row>
          <table:table-cell table:style-name="Tabella1.A6" office:value-type="string">
            <text:p text:style-name="P90">Sotto-contratto</text:p>
          </table:table-cell>
          <table:table-cell table:style-name="Tabella1.A6" office:value-type="string">
            <text:p text:style-name="P90">Tot. ore</text:p>
          </table:table-cell>
          <table:table-cell table:style-name="Tabella1.A6" office:value-type="string">
            <text:p text:style-name="P90">Costi</text:p>
          </table:table-cell>
          <table:table-cell table:style-name="Tabella1.A6" office:value-type="string">
            <text:p text:style-name="P90">Ricavi</text:p>
          </table:table-cell>
          <table:table-cell table:style-name="Tabella1.E6" office:value-type="string">
            <text:p text:style-name="P90">Saldo</text:p>
          </table:table-cell>
        </table:table-row>
        <table:table-row>
          <table:table-cell table:style-name="Tabella1.A10" office:value-type="string">
            <text:p text:style-name="P74"><text:placeholder text:placeholder-type="text">&lt;/if&gt;</text:placeholder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  <table:table-row>
          <table:table-cell table:style-name="Tabella1.A10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  <table:table-row>
          <table:table-cell table:style-name="Tabella1.A10" office:value-type="string">
            <text:p text:style-name="P46"><text:placeholder text:placeholder-type="text">&lt;subcontract.name&gt;</text:placeholder><text:span text:style-name="T13"><text:placeholder text:placeholder-type="text">&lt;set_counter('sub_balance',subcontract.balance - (((contract.commercial_rate or 0.0) + (contract.general_rate or 0.0)) *  (subcontract.ca_invoiced or 0.0) / 100))&gt;</text:placeholder></text:span><text:span text:style-name="T13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48"><text:span text:style-name="T10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49">Interv. + Mater.: 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50"><text:placeholder text:placeholder-type="text">&lt;formatLang(subcontract.ca_invoiced)&gt;</text:placeholder></text:p>
          </table:table-cell>
          <table:table-cell table:style-name="Tabella1.E10" office:value-type="string">
            <text:p text:style-name="P50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0"><text:text-input text:description="&lt;/for&gt;">end subcontracts</text:text-input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</table:table>
      <text:p text:style-name="P68"><text:placeholder text:placeholder-type="text">&lt;/if&gt;</text:placeholder></text:p>
      <text:p text:style-name="P68"><text:soft-page-break/></text:p>
      <text:p text:style-name="P72"><text:placeholder text:placeholder-type="text">&lt;if test="True"&gt;</text:placeholder></text:p>
      <text:p text:style-name="P72"/>
      <text:p text:style-name="P84"/>
      <text:p text:style-name="P100"><text:placeholder text:placeholder-type="text">&lt;/if&gt;</text:placeholder></text:p>
      <text:p text:style-name="P37"><text:text-input text:description="&lt;/for&gt;">end contracts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1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7H13M15S</meta:editing-duration>
    <meta:editing-cycles>466</meta:editing-cycles>
    <meta:generator>LibreOffice/4.3.3.2$Linux_X86_64 LibreOffice_project/430m0$Build-2</meta:generator>
    <meta:initial-creator>Nicola Riolini</meta:initial-creator>
    <dc:date>2015-07-16T17:11:39.756154959</dc:date>
    <dc:creator>thebrush </dc:creator>
    <meta:document-statistic meta:table-count="11" meta:image-count="0" meta:object-count="0" meta:page-count="11" meta:paragraph-count="294" meta:word-count="1030" meta:character-count="11704" meta:non-whitespace-character-count="11002"/>
    <meta:user-defined meta:name="Info 1"/>
    <meta:user-defined meta:name="Info 2"/>
    <meta:user-defined meta:name="Info 3"/>
    <meta:user-defined meta:name="Info 4"/>
  </office:meta>
</office:document-meta>
</file>